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fill="none" draw:textarea-vertical-align="top" fo:padding-bottom="-0.508cm"/>
    </style:style>
    <style:style style:name="gr2" style:family="graphic" style:parent-style-name="objectwithoutfill">
      <style:graphic-properties draw:marker-start="" draw:marker-end="Arrow" draw:fill="none" draw:textarea-vertical-align="top" fo:padding-top="0cm" fo:padding-bottom="-0.5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9.886cm" svg:y1="6.082cm" svg:x2="9.886cm" svg:y2="14.21cm">
          <text:p text:style-name="P1"><text:span text:style-name="T1">Maintainable</text:span><text:line-break/><text:span text:style-name="T2">(ease of adding new features)</text:span></text:p>
          <text:p text:style-name="P1"/>
        </draw:line>
        <draw:line draw:style-name="gr2" draw:text-style-name="P2" draw:layer="layout" svg:x1="9.886cm" svg:y1="14.21cm" svg:x2="20.427cm" svg:y2="14.21cm">
          <text:p text:style-name="P1"><text:span text:style-name="T1">Usable</text:span><text:line-break/><text:span text:style-name="T2">(Beginner to product)</text:span></text:p>
          <text:p text:style-name="P1"><text:span text:style-name="T2"/></text:p>
        </draw:line>
        <draw:frame draw:style-name="gr3" draw:text-style-name="P3" draw:layer="layout" svg:width="1.84cm" svg:height="1.673cm" svg:x="11.283cm" svg:y="7.606cm">
          <draw:text-box>
            <text:p>Java</text:p>
            <text:p/>
          </draw:text-box>
        </draw:frame>
        <draw:frame draw:style-name="gr4" draw:text-style-name="P3" draw:layer="layout" svg:width="3.355cm" svg:height="3.095cm" svg:x="16.945cm" svg:y="11.369cm">
          <draw:text-box>
            <text:p>Javascript</text:p>
            <text:p>Php</text:p>
            <text:p>Python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09:53:59.935179331</meta:creation-date>
    <dc:date>2017-01-13T15:55:36.752183182</dc:date>
    <meta:editing-duration>PT1H48M28S</meta:editing-duration>
    <meta:editing-cycles>9</meta:editing-cycles>
    <meta:generator>LibreOffice/5.1.4.2$Linux_X86_64 LibreOffice_project/10m0$Build-2</meta:generator>
    <meta:document-statistic meta:object-count="4"/>
  </office:meta>
</office:document-meta>
</file>